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A2000000E0C61AFCE7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3.175cm" svg:x="1cm" svg:y="1cm">
          <draw:image xlink:href="Pictures/20000002000001A2000000E0C61AFCE7.eps" xlink:type="simple" xlink:show="embed" xlink:actuate="onLoad">
            <text:p/>
          </draw:image>
        </draw:frame>
        <draw:frame draw:style-name="gr2" draw:layer="layout" svg:width="0.446cm" svg:height="0.35cm" svg:x="2.27cm" svg:y="3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442cm" svg:height="0.35cm" svg:x="2.27cm" svg:y="2.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45cm" svg:height="0.35cm" svg:x="2.27cm" svg:y="1.5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1.226cm" svg:height="1.141cm" svg:x="2.524cm" svg:y="1.889cm">
          <draw:text-box>
            <text:p><text:span text:style-name="T1">انتخاب</text:span></text:p>
            <text:p text:style-name="P2"><text:span text:style-name="T1"><text:s/></text:span><text:span text:style-name="T1">کنند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12T16:09:42</dc:date>
    <dc:creator>kkk </dc:creator>
    <meta:generator>LibreOffice/3.3$Linux LibreOffice_project/330m19$Build-401</meta:generator>
    <meta:editing-duration>PT6M4S</meta:editing-duration>
    <meta:editing-cycles>1</meta:editing-cycles>
    <meta:document-statistic meta:object-count="5"/>
  </office:meta>
</office:document-meta>
</file>

<file path=Object 1/content.xml><?xml version="1.0" encoding="utf-8"?>
<math xmlns="http://www.w3.org/1998/Math/MathML">
  <semantics>
    <msup>
      <mn>2</mn>
      <mn>0</mn>
    </msup>
    <annotation encoding="StarMath 5.0">2^0</annotation>
  </semantics>
</math>
</file>

<file path=Object 2/content.xml><?xml version="1.0" encoding="utf-8"?>
<math xmlns="http://www.w3.org/1998/Math/MathML">
  <semantics>
    <msup>
      <mn>2</mn>
      <mn>1</mn>
    </msup>
    <annotation encoding="StarMath 5.0">2^1</annotation>
  </semantics>
</math>
</file>

<file path=Object 3/content.xml><?xml version="1.0" encoding="utf-8"?>
<math xmlns="http://www.w3.org/1998/Math/MathML">
  <semantics>
    <msup>
      <mn>2</mn>
      <mn>2</mn>
    </msup>
    <annotation encoding="StarMath 5.0">2^2</annotation>
  </semantics>
</math>
</file>